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19mm"/>
    </style:style>
    <style:style style:name="co3" style:family="table-column">
      <style:table-column-properties fo:break-before="auto" style:column-width="39.05mm"/>
    </style:style>
    <style:style style:name="co4" style:family="table-column">
      <style:table-column-properties fo:break-before="auto" style:column-width="5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ed (rad/s)</text:p>
          </table:table-cell>
          <table:table-cell office:value-type="string" calcext:value-type="string">
            <text:p>Resolution (rad/s)</text:p>
          </table:table-cell>
        </table:table-row>
        <table:table-row table:style-name="ro1">
          <table:table-cell office:value-type="string" calcext:value-type="string">
            <text:p>0.5V</text:p>
          </table:table-cell>
          <table:table-cell office:value-type="float" office:value="39" calcext:value-type="float">
            <text:p>39</text:p>
          </table:table-cell>
          <table:table-cell table:formula="of:=2*3.1415*[.B2]/(4*360*0.0025)" office:value-type="float" office:value="68.0658333333333" calcext:value-type="float">
            <text:p>68.0658333333333</text:p>
          </table:table-cell>
          <table:table-cell table:formula="of:=2*3.1415/(4*360*0.0025)" office:value-type="float" office:value="1.74527777777778" calcext:value-type="float">
            <text:p>1.74527777777778</text:p>
          </table:table-cell>
        </table:table-row>
        <table:table-row table:style-name="ro1">
          <table:table-cell office:value-type="string" calcext:value-type="string">
            <text:p>0.7V</text:p>
          </table:table-cell>
          <table:table-cell office:value-type="float" office:value="42" calcext:value-type="float">
            <text:p>42</text:p>
          </table:table-cell>
          <table:table-cell table:formula="of:=2*3.1415*[.B3]/(4*360*0.0025)" office:value-type="float" office:value="73.3016666666667" calcext:value-type="float">
            <text:p>73.3016666666667</text:p>
          </table:table-cell>
          <table:table-cell table:formula="of:=2*3.1415/(4*360*0.0025)" office:value-type="float" office:value="1.74527777777778" calcext:value-type="float">
            <text:p>1.74527777777778</text:p>
          </table:table-cell>
        </table:table-row>
        <table:table-row table:style-name="ro1">
          <table:table-cell office:value-type="string" calcext:value-type="string">
            <text:p>0.9V</text:p>
          </table:table-cell>
          <table:table-cell office:value-type="float" office:value="43" calcext:value-type="float">
            <text:p>43</text:p>
          </table:table-cell>
          <table:table-cell table:formula="of:=2*3.1415*[.B4]/(4*360*0.0025)" office:value-type="float" office:value="75.0469444444444" calcext:value-type="float">
            <text:p>75.0469444444444</text:p>
          </table:table-cell>
          <table:table-cell table:formula="of:=2*3.1415/(4*360*0.0025)" office:value-type="float" office:value="1.74527777777778" calcext:value-type="float">
            <text:p>1.74527777777778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ed (rad/s)</text:p>
          </table:table-cell>
          <table:table-cell office:value-type="string" calcext:value-type="string">
            <text:p>Exact resolution (rad/s)</text:p>
          </table:table-cell>
          <table:table-cell office:value-type="string" calcext:value-type="string">
            <text:p>Approximate resolution (rad/s)</text:p>
          </table:table-cell>
        </table:table-row>
        <table:table-row table:style-name="ro1">
          <table:table-cell office:value-type="string" calcext:value-type="string">
            <text:p>0.5V</text:p>
          </table:table-cell>
          <table:table-cell office:value-type="float" office:value="25.8684210526316" calcext:value-type="float">
            <text:p>25.8684210526316</text:p>
          </table:table-cell>
          <table:table-cell table:formula="of:=2*3.1415*400000/(4*360*[.B2])" office:value-type="float" office:value="67.4675031083983" calcext:value-type="float">
            <text:p>67.4675031083983</text:p>
          </table:table-cell>
          <table:table-cell table:formula="of:=2*3.1415*400000/(4*360*[.B2]*([.B2]+1))" office:value-type="float" office:value="2.51103341637526" calcext:value-type="float">
            <text:p>2.51103341637526</text:p>
          </table:table-cell>
          <table:table-cell table:formula="of:=4*360*[.C2]*[.C2]/(2*3.1415*400000)" office:value-type="float" office:value="2.60810286685568" calcext:value-type="float">
            <text:p>2.60810286685568</text:p>
          </table:table-cell>
        </table:table-row>
        <table:table-row table:style-name="ro1">
          <table:table-cell office:value-type="string" calcext:value-type="string">
            <text:p>0.7V</text:p>
          </table:table-cell>
          <table:table-cell office:value-type="float" office:value="23.7560975609756" calcext:value-type="float">
            <text:p>23.7560975609756</text:p>
          </table:table-cell>
          <table:table-cell table:formula="of:=2*3.1415*400000/(4*360*[.B3])" office:value-type="float" office:value="73.4665183664157" calcext:value-type="float">
            <text:p>73.4665183664157</text:p>
          </table:table-cell>
          <table:table-cell table:formula="of:=2*3.1415*400000/(4*360*[.B3]*([.B3]+1))" office:value-type="float" office:value="2.96761305716556" calcext:value-type="float">
            <text:p>2.96761305716556</text:p>
          </table:table-cell>
          <table:table-cell table:formula="of:=4*360*[.C3]*[.C3]/(2*3.1415*400000)" office:value-type="float" office:value="3.0925331139867" calcext:value-type="float">
            <text:p>3.0925331139867</text:p>
          </table:table-cell>
        </table:table-row>
        <table:table-row table:style-name="ro1">
          <table:table-cell office:value-type="string" calcext:value-type="string">
            <text:p>0.9V</text:p>
          </table:table-cell>
          <table:table-cell office:value-type="float" office:value="23.7073170731707" calcext:value-type="float">
            <text:p>23.7073170731707</text:p>
          </table:table-cell>
          <table:table-cell table:formula="of:=2*3.1415*400000/(4*360*[.B4])" office:value-type="float" office:value="73.6176840420668" calcext:value-type="float">
            <text:p>73.6176840420668</text:p>
          </table:table-cell>
          <table:table-cell table:formula="of:=2*3.1415*400000/(4*360*[.B4]*([.B4]+1))" office:value-type="float" office:value="2.979590370903" calcext:value-type="float">
            <text:p>2.979590370903</text:p>
          </table:table-cell>
          <table:table-cell table:formula="of:=4*360*[.C4]*[.C4]/(2*3.1415*400000)" office:value-type="float" office:value="3.10527268078677" calcext:value-type="float">
            <text:p>3.105272680786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6" loext:min-decimal-places="16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00-00-00</text:date>, <text:time style:data-style-name="N2" text:time-value="23:21:54.0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20-11-16T23:55:40.768000000</dc:date>
    <meta:editing-duration>PT23M46S</meta:editing-duration>
    <meta:editing-cycles>1</meta:editing-cycles>
    <meta:document-statistic meta:table-count="2" meta:cell-count="36" meta:object-count="0"/>
  </office:meta>
</office:document-meta>
</file>